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daed" officeooo:paragraph-rsid="0014daed"/>
    </style:style>
    <style:style style:name="P2" style:family="paragraph" style:parent-style-name="Standard">
      <style:text-properties fo:font-weight="bold" officeooo:rsid="0014daed" officeooo:paragraph-rsid="0014daed" style:font-weight-asian="bold" style:font-weight-complex="bold"/>
    </style:style>
    <style:style style:name="P3" style:family="paragraph" style:parent-style-name="Standard">
      <style:text-properties fo:font-weight="bold" officeooo:rsid="0014daed" officeooo:paragraph-rsid="00211e30" style:font-weight-asian="bold" style:font-weight-complex="bold"/>
    </style:style>
    <style:style style:name="P4" style:family="paragraph" style:parent-style-name="Standard">
      <style:text-properties fo:font-weight="normal" officeooo:rsid="0014daed" officeooo:paragraph-rsid="0014daed" style:font-weight-asian="normal" style:font-weight-complex="normal"/>
    </style:style>
    <style:style style:name="P5" style:family="paragraph" style:parent-style-name="Standard">
      <style:text-properties officeooo:paragraph-rsid="0014daed"/>
    </style:style>
    <style:style style:name="P6" style:family="paragraph" style:parent-style-name="Standard">
      <style:text-properties officeooo:paragraph-rsid="00211e30"/>
    </style:style>
    <style:style style:name="P7" style:family="paragraph" style:parent-style-name="Standard">
      <style:text-properties officeooo:rsid="0029463c" officeooo:paragraph-rsid="0029463c"/>
    </style:style>
    <style:style style:name="P8" style:family="paragraph" style:parent-style-name="Standard">
      <style:text-properties style:text-underline-style="none" officeooo:rsid="0029463c" officeooo:paragraph-rsid="002946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cf0c" style:font-weight-asian="bold" style:font-weight-complex="bold"/>
    </style:style>
    <style:style style:name="T3" style:family="text">
      <style:text-properties fo:font-weight="bold" officeooo:rsid="0014daed" style:font-weight-asian="bold" style:font-weight-complex="bold"/>
    </style:style>
    <style:style style:name="T4" style:family="text">
      <style:text-properties fo:font-weight="normal" officeooo:rsid="00244aec" style:font-weight-asian="normal" style:font-weight-complex="normal"/>
    </style:style>
    <style:style style:name="T5" style:family="text">
      <style:text-properties officeooo:rsid="0014dae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officeooo:rsid="002c7e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1">Company name : </text:span><text:span text:style-name="T4">Atlan</text:span></text:p>
      <text:p text:style-name="P4"/>
      <text:p text:style-name="P5"><text:span text:style-name="T2">Category</text:span><text:span text:style-name="T5"> : Node.js Profile</text:span></text:p>
      <text:p text:style-name="P3"/>
      <text:p text:style-name="P6"><text:span text:style-name="T3">Description</text:span><text:span text:style-name="T5"> : We require candidates having good knowledge of javascript .The candidate should have worked on node.js for backend development.</text:span></text:p>
      <text:p text:style-name="P8"><text:span text:style-name="T6">Good to have</text:span>:</text:p>
      <text:p text:style-name="P7"><text:span text:style-name="T10">1)</text:span>Development in react.js</text:p>
      <text:p text:style-name="P7"><text:span text:style-name="T10">2)</text:span>Good understanding of python.</text:p>
      <text:p text:style-name="P7"><text:span text:style-name="T10">3)</text:span>Having knowledge of github.</text:p>
      <text:p text:style-name="P7"><text:span text:style-name="T8">Perks for employees</text:span>:</text:p>
      <text:p text:style-name="P7">1) Free transportation.</text:p>
      <text:p text:style-name="P7">2) Free food .</text:p>
      <text:p text:style-name="P7">3) Accomodation and expen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12:42:02.664795844</meta:creation-date>
    <dc:date>2020-12-07T20:29:55.909255917</dc:date>
    <meta:editing-duration>PT3H58M24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56" meta:character-count="371" meta:non-whitespace-character-count="326"/>
  </office:meta>
</office:document-meta>
</file>